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65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66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67" style:family="paragraph" style:parent-style-name="Text_20_body">
      <style:paragraph-properties fo:break-before="page"/>
      <style:text-properties style:font-name="Arial"/>
    </style:style>
    <style:style style:name="P68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1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72" style:family="paragraph" style:parent-style-name="Corps">
      <style:paragraph-properties fo:text-align="center" style:justify-single-word="false"/>
    </style:style>
    <style:style style:name="P73" style:family="paragraph" style:parent-style-name="Corps">
      <style:paragraph-properties fo:text-align="center" style:justify-single-word="false" style:snap-to-layout-grid="false"/>
    </style:style>
    <style:style style:name="P74" style:family="paragraph" style:parent-style-name="Corps">
      <style:paragraph-properties fo:text-align="start" style:justify-single-word="false" style:snap-to-layout-grid="false"/>
    </style:style>
    <style:style style:name="P75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76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77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78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79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80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81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82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83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84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85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6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87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88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89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90" style:family="paragraph" style:parent-style-name="Text_20_body">
      <style:text-properties officeooo:rsid="001c9fae" officeooo:paragraph-rsid="001c9fae"/>
    </style:style>
    <style:style style:name="P91" style:family="paragraph" style:parent-style-name="Text_20_body">
      <style:text-properties style:font-name="Arial"/>
    </style:style>
    <style:style style:name="P92" style:family="paragraph" style:parent-style-name="Text_20_body">
      <style:text-properties style:font-name="Arial" officeooo:rsid="001e0621" officeooo:paragraph-rsid="001e0621"/>
    </style:style>
    <style:style style:name="P93" style:family="paragraph" style:parent-style-name="Text_20_body">
      <style:text-properties style:font-name="Arial" officeooo:rsid="001ef8ea" officeooo:paragraph-rsid="001ef8ea"/>
    </style:style>
    <style:style style:name="P94" style:family="paragraph" style:parent-style-name="Text_20_body">
      <style:text-properties style:font-name="Arial" officeooo:rsid="0036ce35" officeooo:paragraph-rsid="0036ce35"/>
    </style:style>
    <style:style style:name="P95" style:family="paragraph" style:parent-style-name="Text_20_body">
      <style:text-properties style:font-name="Arial" officeooo:rsid="0036ce35" officeooo:paragraph-rsid="0038cc43"/>
    </style:style>
    <style:style style:name="P9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104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105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106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107" style:family="paragraph" style:parent-style-name="Heading_20_1">
      <style:paragraph-properties fo:padding="0.049cm" fo:border="0.06pt solid #000000" style:shadow="none"/>
    </style:style>
    <style:style style:name="P10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9" style:family="paragraph" style:parent-style-name="Heading_20_2">
      <style:text-properties style:font-name="Arial"/>
    </style:style>
    <style:style style:name="P110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11" style:family="paragraph" style:parent-style-name="Text_20_body">
      <style:text-properties style:font-name="Arial" officeooo:rsid="001e0621" officeooo:paragraph-rsid="001e0621"/>
    </style:style>
    <style:style style:name="P112" style:family="paragraph">
      <style:paragraph-properties fo:text-align="center"/>
    </style:style>
    <style:style style:name="P113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14" style:family="paragraph">
      <loext:graphic-properties draw:fill="none" draw:fill-color="#ffffff"/>
    </style:style>
    <style:style style:name="P115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3fe2a6"/>
    </style:style>
    <style:style style:name="T33" style:family="text">
      <style:text-properties officeooo:rsid="0040227e"/>
    </style:style>
    <style:style style:name="T34" style:family="text">
      <style:text-properties officeooo:rsid="00405d04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428f11"/>
    </style:style>
    <style:style style:name="T37" style:family="text">
      <style:text-properties style:font-name="Aharoni" fo:font-weight="bold" style:font-weight-asian="bold" style:font-weight-complex="bold"/>
    </style:style>
    <style:style style:name="T38" style:family="text">
      <style:text-properties style:font-name="Arial" fo:font-weight="normal" style:font-weight-asian="normal" style:font-weight-complex="normal"/>
    </style:style>
    <style:style style:name="T39" style:family="text">
      <style:text-properties style:font-name="Aharoni"/>
    </style:style>
    <style:style style:name="T40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6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66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84">Type</text:p>
            </table:table-cell>
            <table:covered-table-cell/>
            <table:table-cell table:style-name="Tableau1.A1" table:number-columns-spanned="2" office:value-type="string">
              <text:p text:style-name="P84">Version</text:p>
            </table:table-cell>
            <table:covered-table-cell/>
            <table:table-cell table:style-name="Tableau1.A1" table:number-columns-spanned="3" office:value-type="string">
              <text:p text:style-name="P84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73">Cahier de conception générale</text:p>
            </table:table-cell>
            <table:covered-table-cell/>
            <table:table-cell table:style-name="Tableau1.A2" table:number-columns-spanned="2" office:value-type="string">
              <text:p text:style-name="P73">1.<text:span text:style-name="T36">6</text:span></text:p>
            </table:table-cell>
            <table:covered-table-cell/>
            <table:table-cell table:style-name="Tableau1.A2" table:number-columns-spanned="3" office:value-type="string">
              <text:p text:style-name="P73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84"/>
            </table:table-cell>
            <table:table-cell table:style-name="Tableau1.A1" table:number-columns-spanned="2" office:value-type="string">
              <text:p text:style-name="P84">Nom</text:p>
            </table:table-cell>
            <table:covered-table-cell/>
            <table:table-cell table:style-name="Tableau1.A1" table:number-columns-spanned="2" office:value-type="string">
              <text:p text:style-name="P84">Fonction</text:p>
            </table:table-cell>
            <table:covered-table-cell/>
            <table:table-cell table:style-name="Tableau1.A1" office:value-type="string">
              <text:p text:style-name="P84">Date</text:p>
            </table:table-cell>
            <table:table-cell table:style-name="Tableau1.A1" office:value-type="string">
              <text:p text:style-name="P84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84">Rédacteur</text:p>
          </table:table-cell>
          <table:table-cell table:style-name="Tableau1.B4" table:number-columns-spanned="2" office:value-type="string">
            <text:p text:style-name="P75">Romain JACQUIEZ</text:p>
            <text:p text:style-name="P75">Antoine BERENGUER</text:p>
            <text:p text:style-name="P79">Ouassim AKEBLI</text:p>
            <text:p text:style-name="P72"/>
          </table:table-cell>
          <table:covered-table-cell/>
          <table:table-cell table:style-name="Tableau1.B4" table:number-columns-spanned="2" office:value-type="string">
            <text:p text:style-name="P73"/>
            <text:p text:style-name="P76">Rédaction</text:p>
          </table:table-cell>
          <table:covered-table-cell/>
          <table:table-cell table:style-name="Tableau1.B4" office:value-type="string">
            <text:p text:style-name="P75">04/01/17</text:p>
            <text:p text:style-name="P75">au</text:p>
            <text:p text:style-name="P75">…...</text:p>
          </table:table-cell>
          <table:table-cell table:style-name="Tableau1.B4" office:value-type="string">
            <text:p text:style-name="P73"/>
          </table:table-cell>
        </table:table-row>
        <table:table-row table:style-name="Tableau1.5">
          <table:table-cell table:style-name="Tableau1.A5" office:value-type="string">
            <text:p text:style-name="P84">Vérificateur</text:p>
          </table:table-cell>
          <table:table-cell table:style-name="Tableau1.B4" table:number-columns-spanned="2" office:value-type="string">
            <text:p text:style-name="P75">Romain JACQUIEZ</text:p>
          </table:table-cell>
          <table:covered-table-cell/>
          <table:table-cell table:style-name="Tableau1.B4" table:number-columns-spanned="2" office:value-type="string">
            <text:p text:style-name="P75">Corrections</text:p>
          </table:table-cell>
          <table:covered-table-cell/>
          <table:table-cell table:style-name="Tableau1.B4" office:value-type="string">
            <text:p text:style-name="P105">05/01/17</text:p>
            <text:p text:style-name="P106">au</text:p>
            <text:p text:style-name="P106">…...</text:p>
          </table:table-cell>
          <table:table-cell table:style-name="Tableau1.B4" office:value-type="string">
            <text:p text:style-name="P73"/>
          </table:table-cell>
        </table:table-row>
        <table:table-row table:style-name="Tableau1.1">
          <table:table-cell table:style-name="Tableau1.A6" office:value-type="string">
            <text:p text:style-name="P84">Approbateur</text:p>
          </table:table-cell>
          <table:table-cell table:style-name="Tableau1.A2" table:number-columns-spanned="2" office:value-type="string">
            <text:p text:style-name="P75">Romain JACQUIEZ</text:p>
          </table:table-cell>
          <table:covered-table-cell/>
          <table:table-cell table:style-name="Tableau1.A2" table:number-columns-spanned="2" office:value-type="string">
            <text:p text:style-name="P75">Validation</text:p>
          </table:table-cell>
          <table:covered-table-cell/>
          <table:table-cell table:style-name="Tableau1.A2" office:value-type="string">
            <text:p text:style-name="P73"/>
          </table:table-cell>
          <table:table-cell table:style-name="Tableau1.A2" office:value-type="string">
            <text:p text:style-name="P73"/>
          </table:table-cell>
        </table:table-row>
        <table:table-row table:style-name="Tableau1.1">
          <table:table-cell table:style-name="Tableau1.A1" table:number-columns-spanned="2" office:value-type="string">
            <text:p text:style-name="P84">Destinataire</text:p>
          </table:table-cell>
          <table:covered-table-cell/>
          <table:table-cell table:style-name="Tableau1.A1" table:number-columns-spanned="2" office:value-type="string">
            <text:p text:style-name="P84">Fonction</text:p>
          </table:table-cell>
          <table:covered-table-cell/>
          <table:table-cell table:style-name="Tableau1.A1" table:number-columns-spanned="3" office:value-type="string">
            <text:p text:style-name="P84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75">Client</text:p>
          </table:table-cell>
          <table:covered-table-cell/>
          <table:table-cell table:style-name="Tableau1.A2" table:number-columns-spanned="2" office:value-type="string">
            <text:p text:style-name="P75">Lecture</text:p>
          </table:table-cell>
          <table:covered-table-cell/>
          <table:table-cell table:style-name="Tableau1.A2" table:number-columns-spanned="3" office:value-type="string">
            <text:p text:style-name="P73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6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84">Version</text:p>
            </table:table-cell>
            <table:table-cell table:style-name="Tableau2.B1" office:value-type="string">
              <text:p text:style-name="P84">Date</text:p>
            </table:table-cell>
            <table:table-cell table:style-name="Tableau2.B1" office:value-type="string">
              <text:p text:style-name="P83">Rédacteur</text:p>
            </table:table-cell>
            <table:table-cell table:style-name="Tableau2.B1" office:value-type="string">
              <text:p text:style-name="P83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73">1.0</text:p>
          </table:table-cell>
          <table:table-cell table:style-name="Tableau2.B2" office:value-type="string">
            <text:p text:style-name="P73">18/07/2016</text:p>
          </table:table-cell>
          <table:table-cell table:style-name="Tableau2.B2" office:value-type="string">
            <text:p text:style-name="P73">FMC</text:p>
          </table:table-cell>
          <table:table-cell table:style-name="Tableau2.B2" office:value-type="string">
            <text:p text:style-name="P73">Mise en forme</text:p>
          </table:table-cell>
        </table:table-row>
        <table:table-row table:style-name="Tableau2.3">
          <table:table-cell table:style-name="Tableau2.A3" office:value-type="string">
            <text:p text:style-name="P77">1.1</text:p>
          </table:table-cell>
          <table:table-cell table:style-name="Tableau2.B3" office:value-type="string">
            <text:p text:style-name="P77">04/01/17</text:p>
          </table:table-cell>
          <table:table-cell table:style-name="Tableau2.B3" office:value-type="string">
            <text:p text:style-name="P79">OA, RJ</text:p>
          </table:table-cell>
          <table:table-cell table:style-name="Tableau2.B3" office:value-type="string">
            <text:p text:style-name="P77">Rédaction de contenu</text:p>
          </table:table-cell>
        </table:table-row>
        <table:table-row table:style-name="Tableau2.4">
          <table:table-cell table:style-name="Tableau2.A3" office:value-type="string">
            <text:p text:style-name="P78">1.2</text:p>
          </table:table-cell>
          <table:table-cell table:style-name="Tableau2.B3" office:value-type="string">
            <text:p text:style-name="P78">04/01/17</text:p>
          </table:table-cell>
          <table:table-cell table:style-name="Tableau2.B3" office:value-type="string">
            <text:p text:style-name="P78">RJ</text:p>
          </table:table-cell>
          <table:table-cell table:style-name="Tableau2.B3" office:value-type="string">
            <text:p text:style-name="P78">Rédaction de contenu</text:p>
          </table:table-cell>
        </table:table-row>
        <table:table-row table:style-name="Tableau2.5">
          <table:table-cell table:style-name="Tableau2.A2" office:value-type="string">
            <text:p text:style-name="P80">1.3</text:p>
          </table:table-cell>
          <table:table-cell table:style-name="Tableau2.B2" office:value-type="string">
            <text:p text:style-name="P80">05/01/17</text:p>
          </table:table-cell>
          <table:table-cell table:style-name="Tableau2.B2" office:value-type="string">
            <text:p text:style-name="P80">AB</text:p>
          </table:table-cell>
          <table:table-cell table:style-name="Tableau2.B2" office:value-type="string">
            <text:p text:style-name="P80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81">1.4</text:p>
          </table:table-cell>
          <table:table-cell table:style-name="Tableau2.B2" office:value-type="string">
            <text:p text:style-name="P81">05/01/17</text:p>
          </table:table-cell>
          <table:table-cell table:style-name="Tableau2.B2" office:value-type="string">
            <text:p text:style-name="P81">RJ</text:p>
          </table:table-cell>
          <table:table-cell table:style-name="Tableau2.B2" office:value-type="string">
            <text:p text:style-name="P81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82">1.5</text:p>
          </table:table-cell>
          <table:table-cell table:style-name="Tableau2.B2" office:value-type="string">
            <text:p text:style-name="P82">05/01/17</text:p>
          </table:table-cell>
          <table:table-cell table:style-name="Tableau2.B2" office:value-type="string">
            <text:p text:style-name="P82">RJ</text:p>
          </table:table-cell>
          <table:table-cell table:style-name="Tableau2.B2" office:value-type="string">
            <text:p text:style-name="P82">Ajout de fonctions</text:p>
          </table:table-cell>
        </table:table-row>
        <table:table-row table:style-name="Tableau2.8">
          <table:table-cell table:style-name="Tableau2.A2" office:value-type="string">
            <text:p text:style-name="P104">1.6</text:p>
          </table:table-cell>
          <table:table-cell table:style-name="Tableau2.B2" office:value-type="string">
            <text:p text:style-name="P104">06/01/17</text:p>
          </table:table-cell>
          <table:table-cell table:style-name="Tableau2.B2" office:value-type="string">
            <text:p text:style-name="P104">RJ</text:p>
          </table:table-cell>
          <table:table-cell table:style-name="Tableau2.B2" office:value-type="string">
            <text:p text:style-name="P104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0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1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2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3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4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5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6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7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8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9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</table:table>
      <text:p text:style-name="P5"/>
      <text:p text:style-name="P64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6713392113707625803" text:style-name="Numbering_20_1">
            <text:list-item>
              <text:p text:style-name="P108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08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96">A) <text:s text:c="2"/>Architecture des modules<text:tab/>7</text:p>
          <text:p text:style-name="P96">B) <text:s text:c="2"/>Données utilisées par chaque module<text:tab/>7</text:p>
          <text:p text:style-name="P96">C) <text:s text:c="2"/>Échange de données entre modules<text:tab/>7</text:p>
          <text:list xml:id="list91034998554732" text:continue-numbering="true" text:style-name="Numbering_20_1">
            <text:list-item>
              <text:p text:style-name="P108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96">A) <text:s text:c="2"/>Définition des structures de données<text:tab/>7</text:p>
          <text:p text:style-name="P96">B) <text:s text:c="2"/>Action portant sur ces structures de données<text:tab/>8</text:p>
          <text:p text:style-name="P96">C) <text:s text:c="2"/>Visibilité des structures de données<text:tab/>8</text:p>
          <text:list xml:id="list91035870405668" text:continue-numbering="true" text:style-name="Numbering_20_1">
            <text:list-item>
              <text:p text:style-name="P108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96">A) <text:s text:c="2"/>Arbre d'appel et flux de données<text:tab/>9</text:p>
          <text:p text:style-name="P96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85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9">Référence</text:p>
          </table:table-cell>
          <table:table-cell table:style-name="Tableau3.A1" office:value-type="string">
            <text:p text:style-name="P69">Description</text:p>
          </table:table-cell>
          <table:table-cell table:style-name="Tableau3.C1" office:value-type="string">
            <text:p text:style-name="P69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0">[1]</text:p>
            </table:table-cell>
            <table:table-cell table:style-name="Tableau4.A1" office:value-type="string">
              <text:p text:style-name="P71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70">[2]</text:p>
            </table:table-cell>
            <table:table-cell table:style-name="Tableau5.A1" office:value-type="string">
              <text:p text:style-name="P71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07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07" text:outline-level="1"><text:bookmark-start text:name="__RefHeading__13701_167610464"/>MODULES FONCTIONNELS<text:bookmark-end text:name="__RefHeading__13701_167610464"/></text:h>
      <text:h text:style-name="P109" text:outline-level="2">Architecture des modules</text:h>
      <text:p text:style-name="P87">Le module principal <text:span text:style-name="T5">(main.c)</text:span> fait le lien entre les deux autres modules <text:span text:style-name="T5">(moteur.c et affichage.c) </text:span>et gère le jeu en lui même. </text:p>
      <text:p text:style-name="P89">Ce module récupère en outre les entrées faites par les joueurs.</text:p>
      <text:p text:style-name="P86">Le module d’affichage gère toutes les opérations d’affichage à l’écran.</text:p>
      <text:p text:style-name="P86">Le moteur gère tous les calculs liés aux coups des joueurs durant la partie.</text:p>
      <text:h text:style-name="P109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09" text:outline-level="2">Échange de données entre modules</text:h>
      <text:p text:style-name="P90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88">Le moteur communique avec le module principal au niveau de l’état de la partie.</text:p>
      <text:p text:style-name="P88">Le moteur et le module d’affichage ne communiquent pas.</text:p>
      <text:h text:style-name="P107" text:outline-level="1"><text:bookmark-start text:name="__RefHeading__13703_167610464"/>STRUCTURES DE DONNÉES<text:bookmark-end text:name="__RefHeading__13703_167610464"/></text:h>
      <text:h text:style-name="P109" text:outline-level="2">Définition des structures de données</text:h>
      <text:p text:style-name="P20"><text:span text:style-name="T35"/></text:p>
      <text:p text:style-name="P20"><text:span text:style-name="T35"/></text:p>
      <text:p text:style-name="P20"><text:soft-page-break/><text:span text:style-name="T35">Informations des joueurs :</text:span> structure de données</text:p>
      <text:p text:style-name="P100"><text:span text:style-name="T34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5">Plateau de jeu : </text:span><text:span text:style-name="T4">tableau d’entiers, deux dimensions, 5x5 cases</text:span></text:p>
      <text:p text:style-name="P103">On aura aussi besoin d’un pointeur vers ce tableau</text:p>
      <text:p text:style-name="P20"/>
      <text:p text:style-name="P98"><text:span text:style-name="T35">Les coordonnées des cases</text:span> en mode graphique sont stockées dans un tableau 2D contenant 25 structures. Dans chaque structures, il y a 8 coordonnées correspondants au quatre coins de la case sur la grille.</text:p>
      <text:p text:style-name="P103">On aura aussi besoin d’un pointeur vers ce tableau</text:p>
      <text:h text:style-name="P109" text:outline-level="2">Action portant sur ces structures de données</text:h>
      <text:p text:style-name="P110">Structure des joueurs :</text:p>
      <text:p text:style-name="P92">- Modification du nom du joueur quand renseigné</text:p>
      <text:p text:style-name="P92">- Symbole utilisé par le joueur reste constant</text:p>
      <text:p text:style-name="P92">- Score modifié quand quand réinitialisation ou victoire</text:p>
      <text:p text:style-name="P92">- Joueur suivant reste constant</text:p>
      <text:p text:style-name="P92"/>
      <text:p text:style-name="P110">Plateau de jeu :</text:p>
      <text:p text:style-name="P92">- Généré par le module principal</text:p>
      <text:p text:style-name="P92">- Modifié quand signalé par le module principal</text:p>
      <text:p text:style-name="P17"/>
      <text:p text:style-name="P101">Le tableau des coordonnées des cases :</text:p>
      <text:p text:style-name="P102">-Initialisé par une fonction avant le tracé de la grille en mode affichage</text:p>
      <text:p text:style-name="P102">-Si modification de la fenêtre d’affichage, on doit refaire une initialisation car le programme se veux « responsive ». </text:p>
      <text:h text:style-name="P109" text:outline-level="2">Visibilité des structures de données</text:h>
      <text:p text:style-name="P93">La structure d’infos des joueurs et le tableau sont locaux, dans la fonction de gestion d’événements.</text:p>
      <text:p text:style-name="P91"/>
      <text:p text:style-name="P17"/>
      <text:p text:style-name="P65"/>
      <text:h text:style-name="P107" text:outline-level="1"><text:bookmark-start text:name="__RefHeading__13705_167610464"/>ARBRE DES FONCTIONS ET FLUX DES DONNÉES<text:bookmark-end text:name="__RefHeading__13705_167610464"/></text:h>
      <text:h text:style-name="P109" text:outline-level="2">Arbre d'appel et flux de données</text:h>
      <text:p text:style-name="P91"><draw:frame text:anchor-type="paragraph" draw:z-index="1" draw:name="Forme1" draw:style-name="gr1" draw:text-style-name="P113" svg:width="6.51cm" svg:height="6.827cm" svg:x="4.65cm" svg:y="0.912cm"><draw:text-box><text:p text:style-name="P112"><text:span text:style-name="T37"/></text:p><text:p text:style-name="P112"><text:span text:style-name="T37">Main.c</text:span></text:p><text:p text:style-name="P112"><text:span text:style-name="T37"/></text:p><text:p text:style-name="P112"><text:span text:style-name="T38">Toutes les fonctions qui permettent la gestion du jeu en mode console (définit dans moteur.h et codées dans moteur.c)</text:span></text:p><text:p text:style-name="P112"><text:span text:style-name="T38"/></text:p><text:p text:style-name="P112"><text:span text:style-name="T38">En mode graphique, le main.c contient les modules moteur.c et affichage.c</text:span></text:p></draw:text-box></draw:frame><draw:frame text:anchor-type="paragraph" draw:z-index="2" draw:name="Forme2" draw:style-name="gr2" draw:text-style-name="P114" svg:width="5.054cm" svg:height="3.493cm" svg:x="-0.854cm" svg:y="8.599cm"><draw:text-box><text:p/><text:p text:style-name="P112"><text:span text:style-name="T39">Moteur.c</text:span></text:p><text:p text:style-name="P112"><text:span text:style-name="T39"/></text:p><text:p text:style-name="P112"><text:span text:style-name="T40">Contient le code de toutes les fonctions définies dans la partie moteur (cf. partie B et moteur.h)</text:span></text:p></draw:text-box></draw:frame><draw:frame text:anchor-type="paragraph" draw:z-index="3" draw:name="Forme2" draw:style-name="gr2" draw:text-style-name="P114" svg:width="5.054cm" svg:height="3.493cm" svg:x="5.47cm" svg:y="9.246cm"><draw:text-box><text:p/><text:p text:style-name="P112"><text:span text:style-name="T39">Ia.c</text:span></text:p><text:p text:style-name="P112"><text:span text:style-name="T39"/></text:p><text:p text:style-name="P112"><text:span text:style-name="T40">Contient le code de toutes les fonctions définies dans la partie ia (cf. partie B et ia.h)</text:span></text:p></draw:text-box></draw:frame><draw:frame text:anchor-type="paragraph" draw:z-index="4" draw:name="Forme2" draw:style-name="gr3" draw:text-style-name="P114" svg:width="6.351cm" svg:height="3.758cm" svg:x="11.608cm" svg:y="8.479cm"><draw:text-box><text:p/><text:p text:style-name="P112"><text:span text:style-name="T39">Affichage.c</text:span></text:p><text:p text:style-name="P112"><text:span text:style-name="T39"/></text:p><text:p text:style-name="P112"><text:span text:style-name="T40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14" svg:width="5.054cm" svg:height="3.493cm" svg:x="-1.118cm" svg:y="14.564cm"><draw:text-box><text:p/><text:p text:style-name="P112"><text:span text:style-name="T39">Moteur.h</text:span></text:p><text:p text:style-name="P112"><text:span text:style-name="T39"/></text:p><text:p text:style-name="P112"><text:span text:style-name="T40">Contient tous les prototypes des fonctions dans la partie moteur (cf. moteur.c)</text:span></text:p></draw:text-box></draw:frame><draw:frame text:anchor-type="paragraph" draw:z-index="6" draw:name="Forme2" draw:style-name="gr2" draw:text-style-name="P114" svg:width="5.054cm" svg:height="3.493cm" svg:x="5.417cm" svg:y="15.57cm"><draw:text-box><text:p/><text:p text:style-name="P112"><text:span text:style-name="T39">Ia.h</text:span></text:p><text:p text:style-name="P112"><text:span text:style-name="T39"/></text:p><text:p text:style-name="P112"><text:span text:style-name="T40">Contient tous les prototypes des fonctions dans la partie ia (cf. ia.c)</text:span></text:p></draw:text-box></draw:frame><draw:frame text:anchor-type="paragraph" draw:z-index="7" draw:name="Forme2" draw:style-name="gr2" draw:text-style-name="P114" svg:width="5.054cm" svg:height="3.493cm" svg:x="12.27cm" svg:y="14.829cm"><draw:text-box><text:p/><text:p text:style-name="P112"><text:span text:style-name="T39">Affichage.h</text:span></text:p><text:p text:style-name="P112"><text:span text:style-name="T39"/></text:p><text:p text:style-name="P112"><text:span text:style-name="T40">Contient tous les prototypes des fonctions dans la partie affichage (cf. affichage.c)</text:span></text:p></draw:text-box></draw:frame><draw:line text:anchor-type="paragraph" draw:z-index="8" draw:name="Forme3" draw:style-name="gr4" draw:text-style-name="P115" svg:x1="7.904cm" svg:y1="15.46cm" svg:x2="7.904cm" svg:y2="12.871cm"><text:p/></draw:line><draw:line text:anchor-type="paragraph" draw:z-index="9" draw:name="Forme3" draw:style-name="gr4" draw:text-style-name="P115" svg:x1="1.448cm" svg:y1="14.68cm" svg:x2="1.448cm" svg:y2="12.091cm"><text:p/></draw:line><draw:line text:anchor-type="paragraph" draw:z-index="10" draw:name="Forme3" draw:style-name="gr4" draw:text-style-name="P115" svg:x1="14.73cm" svg:y1="14.825cm" svg:x2="14.73cm" svg:y2="12.236cm"><text:p/></draw:line><draw:line text:anchor-type="paragraph" draw:z-index="11" draw:name="Forme4" draw:style-name="gr5" draw:text-style-name="P112" svg:x1="1.554cm" svg:y1="8.105cm" svg:x2="3.882cm" svg:y2="5.38cm"><text:p/></draw:line><draw:line text:anchor-type="paragraph" draw:z-index="12" draw:name="Forme5" draw:style-name="gr6" draw:text-style-name="P112" svg:x1="14.651cm" svg:y1="7.893cm" svg:x2="12.058cm" svg:y2="4.718cm"><text:p/></draw:line><draw:line text:anchor-type="paragraph" draw:z-index="13" draw:name="Forme6" draw:style-name="gr6" draw:text-style-name="P112" svg:x1="8.168cm" svg:y1="9.246cm" svg:x2="8.089cm" svg:y2="6.888cm"><text:p/></draw:line></text:p>
      <text:p text:style-name="P68">main()</text:p>
      <text:p text:style-name="P94"><draw:line text:anchor-type="paragraph" draw:z-index="14" draw:name="Forme7" draw:style-name="gr7" draw:text-style-name="P112" svg:x1="-0.014cm" svg:y1="0.171cm" svg:x2="-0.014cm" svg:y2="23.177cm"><text:p/></draw:line> <text:s text:c="2"/>initialiseGfx()</text:p>
      <text:p text:style-name="P94"><text:s text:c="3"/>prepareFenetreGraphique()</text:p>
      <text:p text:style-name="P94"><text:s text:c="3"/>lanceBoucleEvenements()</text:p>
      <text:p text:style-name="P94"><draw:ellipse text:anchor-type="paragraph" draw:z-index="16" draw:name="Forme9" draw:style-name="gr9" draw:text-style-name="P112" svg:width="0.81cm" svg:height="0.533cm" svg:x="0.39cm" svg:y="-0.15cm" draw:kind="arc" draw:start-angle="95.61" draw:end-angle="304.68"><text:p/></draw:ellipse><text:tab/>gestionEvenement()</text:p>
      <text:p text:style-name="P94"><draw:line text:anchor-type="paragraph" draw:z-index="17" draw:name="Forme10" draw:style-name="gr7" draw:text-style-name="P112" svg:x1="1.822cm" svg:y1="0.208cm" svg:x2="1.822cm" svg:y2="20.075cm"><text:p/></draw:line><text:tab/><text:tab/>Initialisation_grille()</text:p>
      <text:p text:style-name="P94"><text:tab/><text:tab/>Affiche_grille()</text:p>
      <text:p text:style-name="P94"><text:tab/><text:tab/><text:span text:style-name="T31">Convertisseur_symbole()</text:span></text:p>
      <text:p text:style-name="P94"><text:tab/><text:tab/>Gagne()</text:p>
      <text:p text:style-name="P94"><draw:ellipse text:anchor-type="paragraph" draw:z-index="19" draw:name="Forme9" draw:style-name="gr9" draw:text-style-name="P112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12" svg:x1="3.503cm" svg:y1="-0.044cm" svg:x2="3.503cm" svg:y2="2.627cm"><text:p/></draw:line><text:tab/><text:tab/><text:tab/>Gagne_colonne()</text:p>
      <text:p text:style-name="P94"><text:tab/><text:tab/><text:tab/>Gagne_ligne()</text:p>
      <text:p text:style-name="P94"><text:tab/><text:tab/><text:tab/>Gagne_diagonale()</text:p>
      <text:p text:style-name="P94"><text:tab/><text:tab/><text:tab/>Gagne_diagonale2()</text:p>
      <text:p text:style-name="P94"><text:tab/><text:tab/>Decale_ligne_gauche()</text:p>
      <text:p text:style-name="P94"><text:tab/><text:tab/>Decale_ligne_droite()</text:p>
      <text:p text:style-name="P94"><text:tab/><text:tab/>Decale_colonne_haut()</text:p>
      <text:p text:style-name="P94"><text:tab/><text:tab/>Decale_colonne_bas()</text:p>
      <text:p text:style-name="P94"><text:tab/><text:tab/>Case_interdit()</text:p>
      <text:p text:style-name="P94"><draw:line text:anchor-type="paragraph" draw:z-index="21" draw:name="Forme13" draw:style-name="gr11" draw:text-style-name="P112" svg:x1="4.156cm" svg:y1="0.326cm" svg:x2="5.992cm" svg:y2="0.326cm"><text:p/></draw:line><draw:line text:anchor-type="paragraph" draw:z-index="22" draw:name="Forme13" draw:style-name="gr11" draw:text-style-name="P112" svg:x1="8.077cm" svg:y1="0.233cm" svg:x2="9.913cm" svg:y2="0.233cm"><text:p/></draw:line><draw:ellipse text:anchor-type="paragraph" draw:z-index="23" draw:name="Forme9" draw:style-name="gr9" draw:text-style-name="P112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94"><draw:line text:anchor-type="paragraph" draw:z-index="24" draw:name="Forme12" draw:style-name="gr10" draw:text-style-name="P112" svg:x1="2.663cm" svg:y1="-0.025cm" svg:x2="2.663cm" svg:y2="1.968cm"><text:p/></draw:line><text:tab/><text:tab/> <text:s text:c="2"/>Choix_face()</text:p>
      <text:p text:style-name="P94"><text:tab/><text:tab/> <text:s text:c="2"/>Choix_haut()</text:p>
      <text:p text:style-name="P94"><text:tab/><text:tab/> <text:s text:c="2"/>Choix_bas()</text:p>
      <text:p text:style-name="P95"><draw:ellipse text:anchor-type="paragraph" draw:z-index="26" draw:name="Forme9" draw:style-name="gr9" draw:text-style-name="P112" svg:width="0.81cm" svg:height="0.533cm" svg:x="2.039cm" svg:y="0.27cm" draw:kind="arc" draw:start-angle="95.61" draw:end-angle="304.68"><text:p/></draw:ellipse><text:tab/><text:tab/><text:span text:style-name="T28">Jouer()</text:span></text:p>
      <text:p text:style-name="P94"><draw:line text:anchor-type="paragraph" draw:z-index="28" draw:name="Forme12" draw:style-name="gr10" draw:text-style-name="P112" svg:x1="3.348cm" svg:y1="0.014cm" svg:x2="3.378cm" svg:y2="3.408cm"><text:p/></draw:line><text:tab/><text:tab/><text:tab/>Dessine()</text:p>
      <text:p text:style-name="P94"><draw:ellipse text:anchor-type="paragraph" draw:z-index="27" draw:name="Forme9" draw:style-name="gr9" draw:text-style-name="P112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12" svg:x1="4.687cm" svg:y1="0.007cm" svg:x2="4.687cm" svg:y2="2.648cm"><text:p/></draw:line><text:tab/><text:tab/><text:tab/><text:tab/>Dessine_ligne_grille()</text:p>
      <text:p text:style-name="P94"><draw:line text:anchor-type="paragraph" draw:z-index="25" draw:name="Forme13" draw:style-name="gr11" draw:text-style-name="P112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94"><text:tab/><text:tab/><text:tab/><text:tab/>Dessine_ecran_partie()</text:p>
      <text:p text:style-name="P95"><text:tab/><text:tab/><text:tab/><text:tab/>Dessine_ecran_menu()</text:p>
      <text:p text:style-name="P94"><text:tab/><text:tab/>Init_coord_grille()</text:p>
      <text:p text:style-name="P94"><text:tab/><text:tab/>cer<text:span text:style-name="T28">cle()</text:span></text:p>
      <text:p text:style-name="P94"><text:tab/><text:tab/><text:span text:style-name="T28">croix()</text:span></text:p>
      <text:p text:style-name="P94"><text:tab/><text:tab/><text:span text:style-name="T28">Quitter()</text:span></text:p>
      <text:p text:style-name="P94"><text:tab/><text:tab/><text:span text:style-name="T28">Credits()</text:span></text:p>
      <text:p text:style-name="P94"><text:tab/><text:tab/><text:span text:style-name="T28">Regles()</text:span></text:p>
      <text:p text:style-name="P94"><text:soft-page-break/></text:p>
      <text:p text:style-name="P94"><draw:line text:anchor-type="paragraph" draw:z-index="15" draw:name="Forme8" draw:style-name="gr8" draw:text-style-name="P112" svg:x1="0.048cm" svg:y1="0.058cm" svg:x2="0.048cm" svg:y2="6.251cm"><text:p/></draw:line><draw:line text:anchor-type="paragraph" draw:z-index="18" draw:name="Forme11" draw:style-name="gr8" draw:text-style-name="P112" svg:x1="1.729cm" svg:y1="0.125cm" svg:x2="1.699cm" svg:y2="6.039cm"><text:p/></draw:line><text:tab/><text:tab/><text:span text:style-name="T28">Reinitialise_score()</text:span></text:p>
      <text:p text:style-name="P94"><text:tab/><text:tab/><text:span text:style-name="T28">Recommence_partie()</text:span></text:p>
      <text:p text:style-name="P94"><text:tab/><text:tab/><text:span text:style-name="T28">Retour_menu()</text:span></text:p>
      <text:p text:style-name="P94"><text:tab/><text:tab/><text:span text:style-name="T28">Affiche_score()</text:span></text:p>
      <text:p text:style-name="P94"><draw:ellipse text:anchor-type="paragraph" draw:z-index="30" draw:name="Forme9" draw:style-name="gr9" draw:text-style-name="P112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94"><text:tab/><text:tab/><text:span text:style-name="T28">Affiche_joueur()</text:span></text:p>
      <text:p text:style-name="P94"><text:tab/><text:tab/><text:span text:style-name="T28">Affiche_grille()</text:span></text:p>
      <text:p text:style-name="P94"><text:tab/><text:tab/><text:span text:style-name="T29">Affiche_logo()</text:span></text:p>
      <text:p text:style-name="P94"><text:tab/><text:tab/><text:span text:style-name="T30">Ainsi que les fonctions de base de GfxLib</text:span></text:p>
      <text:p text:style-name="P94"><text:tab/><text:tab/></text:p>
      <text:p text:style-name="P94"><text:tab/><text:tab/></text:p>
      <text:p text:style-name="P67"/>
      <text:h text:style-name="P109" text:outline-level="2">Description des fonctions</text:h>
      <text:p text:style-name="P17"/>
      <text:p text:style-name="P57">Prototypes des fonctions du module moteur.c :</text:p>
      <text:p text:style-name="P60"/>
      <text:p text:style-name="P61">void Get(Grille, int, int)</text:p>
      <text:p text:style-name="P62">Cette fonction permet d’accéder à la valeur d’une case d’un tableau dont les coordonnées sont passées en paramètre, en considérant les erreurs (dépassement de tableau etc).</text:p>
      <text:p text:style-name="P62"/>
      <text:p text:style-name="P62">Void Set(Grille,int,int,int)</text:p>
      <text:p text:style-name="P62">Cette fonction permet de mettre valeur dans case d’un tableau dont les coordonnées sont passées en paramètre, en considérant les erreurs (dépassement de tableau etc).</text:p>
      <text:p text:style-name="P61"/>
      <text:p text:style-name="P23">void Initialisation_grille(<text:span text:style-name="T8">G</text:span>rille)</text:p>
      <text:p text:style-name="P24">Cette fonction prend en paramètre un tableau d’entier et initialise toutes les cases à 0.</text:p>
      <text:p text:style-name="P24"/>
      <text:p text:style-name="P41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36">La fonction permet d’afficher la grille du Quixo en mode console.</text:p>
      <text:p text:style-name="P40"/>
      <text:p text:style-name="P42">int Gagne()</text:p>
      <text:p text:style-name="P25">Cette fonction renvoie le numéro du joueur gagnant grâce aux fonctions ci-dessous.</text:p>
      <text:p text:style-name="P42"/>
      <text:p text:style-name="P43"><text:span text:style-name="T11">int G</text:span>agne_col<text:span text:style-name="T12">on</text:span>n<text:span text:style-name="T12">e</text:span>(<text:span text:style-name="T13">Grille</text:span>)</text:p>
      <text:p text:style-name="P26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3"/>
      <text:p text:style-name="P44"><text:span text:style-name="T11">int</text:span> <text:span text:style-name="T15">G</text:span>agne_li<text:span text:style-name="T16">g</text:span>ne(<text:span text:style-name="T13">Grille</text:span>)</text:p>
      <text:p text:style-name="P45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7"/>
      <text:p text:style-name="P45"><text:span text:style-name="T11">int</text:span> <text:span text:style-name="T15">G</text:span>agne_<text:span text:style-name="T13">diagonale</text:span>(<text:span text:style-name="T13">Grille</text:span>)</text:p>
      <text:p text:style-name="P45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7"/>
      <text:p text:style-name="P45"><text:span text:style-name="T11">int</text:span> <text:span text:style-name="T15">G</text:span>agne_<text:span text:style-name="T13">diagonale2</text:span>(<text:span text:style-name="T13">Grille</text:span>)</text:p>
      <text:p text:style-name="P45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4"/>
      <text:p text:style-name="P46"><text:span text:style-name="T33">void</text:span> <text:span text:style-name="T13">D</text:span>ec<text:span text:style-name="T13">a</text:span>le_<text:span text:style-name="T13">l</text:span>igne_<text:span text:style-name="T22">gauche</text:span>(<text:span text:style-name="T8">Grille, int Indice</text:span>)</text:p>
      <text:p text:style-name="P28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7"/>
      <text:p text:style-name="P48"><text:span text:style-name="T13">void</text:span> <text:span text:style-name="T13">D</text:span>ec<text:span text:style-name="T13">a</text:span>le_<text:span text:style-name="T13">l</text:span>igne_<text:span text:style-name="T8">droite</text:span>(<text:span text:style-name="T8">Grille, int Indice</text:span>)</text:p>
      <text:p text:style-name="P29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7"/>
      <text:p text:style-name="P48"><text:soft-page-break/><text:span text:style-name="T13">void</text:span> <text:span text:style-name="T13">D</text:span>ec<text:span text:style-name="T13">a</text:span>le_<text:span text:style-name="T8">colonne</text:span>_<text:span text:style-name="T8">haut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7"/>
      <text:p text:style-name="P48"><text:span text:style-name="T13">void</text:span> <text:span text:style-name="T13">D</text:span>ec<text:span text:style-name="T13">a</text:span>le_<text:span text:style-name="T8">colonne</text:span>_<text:span text:style-name="T8">bas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49"/>
      <text:p text:style-name="P51">int <text:span text:style-name="T7">C</text:span>ase_interdit(<text:span text:style-name="T7">Grille, struct</text:span>)</text:p>
      <text:p text:style-name="P30">Cette fonction prend en paramètre un tableau et des coordonnées et renvoie un booléen qui détermine si ces coordonnées correspondent à une case à l’extimité du tableau ou non.</text:p>
      <text:p text:style-name="P30"/>
      <text:p text:style-name="P30"><text:span text:style-name="T23">struct </text:span>Choix()</text:p>
      <text:p text:style-name="P30">Cette fonction détermine grâce aux autres fonctions ci-dessous, quelles sont les cases où l’on peut placer le cube et ensuite décaler.</text:p>
      <text:p text:style-name="P51"/>
      <text:p text:style-name="P51"><text:span text:style-name="T7">struct</text:span> <text:span text:style-name="T7">C</text:span>hoix_face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51"/>
      <text:p text:style-name="P51"><text:span text:style-name="T7">struct</text:span> <text:span text:style-name="T6">C</text:span>hoix_haut (<text:span text:style-name="T6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0"/>
      <text:p text:style-name="P50"/>
      <text:p text:style-name="P51"><text:span text:style-name="T24">struct</text:span> <text:span text:style-name="T24">C</text:span>hoix_bas(<text:span text:style-name="T24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1"/>
      <text:p text:style-name="P58">Prototypes des fonction du module affichage.c :</text:p>
      <text:p text:style-name="P58"/>
      <text:p text:style-name="P53">void <text:s/>Quitter(struct)</text:p>
      <text:p text:style-name="P31">Cette fonction prend des coordonnées en paramètre</text:p>
      <text:p text:style-name="P31">Elle permet de quitter le programme si on clique sur le bouton quitter</text:p>
      <text:p text:style-name="P31"/>
      <text:p text:style-name="P53">void Credits(struct)</text:p>
      <text:p text:style-name="P31">Même principe mais pour les credits</text:p>
      <text:p text:style-name="P31"/>
      <text:p text:style-name="P53">void Jouer(struct)</text:p>
      <text:p text:style-name="P31">Même principe mais pour jouer</text:p>
      <text:p text:style-name="P31"/>
      <text:p text:style-name="P53">void Regles(struct)</text:p>
      <text:p text:style-name="P31">Même principe mais pour les régles</text:p>
      <text:p text:style-name="P31"/>
      <text:p text:style-name="P53">void Reinit_score(struct)</text:p>
      <text:p text:style-name="P31">Même principe mais pour réinitialiser les scores</text:p>
      <text:p text:style-name="P31"/>
      <text:p text:style-name="P31"/>
      <text:p text:style-name="P53"><text:soft-page-break/>void Recommence_partie(struct)</text:p>
      <text:p text:style-name="P31">Même principe mais pour recommencer une partie</text:p>
      <text:p text:style-name="P31"/>
      <text:p text:style-name="P53">void Retour_menu(struct)</text:p>
      <text:p text:style-name="P31">Même principe mais pour revenir au menu</text:p>
      <text:p text:style-name="P31"/>
      <text:p text:style-name="P53">void Affiche_score(int,int)</text:p>
      <text:p text:style-name="P31">Fonction qui prend en paramètre deux entiers (les scores de chaque joueur) pour les afficher en mode graphique</text:p>
      <text:p text:style-name="P31"/>
      <text:p text:style-name="P53">void Affiche_joueur(int)</text:p>
      <text:p text:style-name="P31">Fonction qui prend en paramètre un entier (le numéro du joueur) pour l’afficher quel joueur doit jouer ce tour</text:p>
      <text:p text:style-name="P31"/>
      <text:p text:style-name="P53">void Affiche_logo()</text:p>
      <text:p text:style-name="P31">Fonction qui affiche le logo du jeu en mode graphique</text:p>
      <text:p text:style-name="P32"/>
      <text:p text:style-name="P52">void croix(struct)</text:p>
      <text:p text:style-name="P33">Fonction qui trace une croix <text:span text:style-name="T25">sur la case passé en paramètre</text:span></text:p>
      <text:p text:style-name="P33"/>
      <text:p text:style-name="P52">void cercle(struct)</text:p>
      <text:p text:style-name="P34">Fonction qui trace une c<text:span text:style-name="T25">ercle</text:span> <text:span text:style-name="T25">sur la case passé en paramètre</text:span></text:p>
      <text:p text:style-name="P33"/>
      <text:p text:style-name="P52">void surbrillance(struct)</text:p>
      <text:p text:style-name="P34">Fonction qui trace <text:span text:style-name="T25">fait une surbrillance</text:span> <text:span text:style-name="T25">sur la case passé en paramètre</text:span></text:p>
      <text:p text:style-name="P34"/>
      <text:p text:style-name="P54">void Init_coord_grille(pointeur vers un tableau 2D de struct)</text:p>
      <text:p text:style-name="P35">Fonction qui initialise le tableau de structure avec toutes les coordonnées</text:p>
      <text:p text:style-name="P35"/>
      <text:p text:style-name="P55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5"/>
      <text:p text:style-name="P54">void Dessine_ligne_grille(tableau 2D de struct)</text:p>
      <text:p text:style-name="P35">Fonction qui dessine les ligne de la grille en fonction des coordonnées des structs qui sont dans le tableau 2D de structs</text:p>
      <text:p text:style-name="P35"/>
      <text:p text:style-name="P54">void Dessine_ecran_partie ()</text:p>
      <text:p text:style-name="P35">Fonction qui dessine en graphique la partie</text:p>
      <text:p text:style-name="P35"/>
      <text:p text:style-name="P54">void Dessine_ecran_menu()</text:p>
      <text:p text:style-name="P35">Fonction qui dessine en graphique le menu</text:p>
      <text:p text:style-name="P35"/>
      <text:p text:style-name="P54">void Dessine_ecran_mode()</text:p>
      <text:p text:style-name="P35">Fonction qui dessine en graphique l’écran des modes</text:p>
      <text:p text:style-name="P35"/>
      <text:p text:style-name="P56">char Convertisseur_symbole(int)</text:p>
      <text:p text:style-name="P39">Fonction qui transforme un entier en un char pour l’affichage convivial du tableau en mode console</text:p>
      <text:p text:style-name="P35"><text:soft-page-break/></text:p>
      <text:p text:style-name="P35"/>
      <text:p text:style-name="P32"/>
      <text:p text:style-name="P58">Prototypes des fonctions du module ia.c :</text:p>
      <text:p text:style-name="P59"/>
      <text:p text:style-name="P63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5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09:10:34.558000000</dc:date>
    <meta:editing-duration>P8DT12H6M5S</meta:editing-duration>
    <meta:editing-cycles>1759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81" meta:word-count="1582" meta:character-count="10484" meta:non-whitespace-character-count="9043"/>
    <meta:user-defined meta:name="Info 1"/>
    <meta:user-defined meta:name="Info 2"/>
    <meta:user-defined meta:name="Info 3"/>
    <meta:user-defined meta:name="Info 4"/>
  </office:meta>
</office:document-meta>
</file>